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text-line-through-style="none" style:font-name="Verdana" fo:font-size="16.5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.2398in" fo:margin-right="0in" fo:margin-top="0in" fo:margin-bottom="0in" style:line-height-at-least="0.198in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Verdana" fo:font-size="9.75pt" fo:letter-spacing="normal" fo:font-style="normal" fo:font-weight="normal"/>
    </style:style>
    <style:style style:name="P3" style:family="paragraph" style:parent-style-name="Text_20_body" style:list-style-name="L1">
      <style:paragraph-properties fo:margin-left="0.2398in" fo:margin-right="0in" fo:margin-top="0in" fo:margin-bottom="0in" style:line-height-at-least="0.198in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Verdana" fo:font-size="9.75pt" fo:letter-spacing="normal" fo:font-style="normal" fo:font-weight="normal"/>
    </style:style>
    <style:style style:name="P4" style:family="paragraph" style:parent-style-name="Text_20_body" style:list-style-name="L2">
      <style:paragraph-properties fo:margin-left="0.2398in" fo:margin-right="0in" fo:margin-top="0in" fo:margin-bottom="0in" style:line-height-at-least="0.198in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Verdana" fo:font-size="9.75pt" fo:letter-spacing="normal" fo:font-style="normal" fo:font-weight="normal"/>
    </style:style>
    <style:style style:name="P5" style:family="paragraph" style:parent-style-name="Text_20_body" style:list-style-name="L3">
      <style:paragraph-properties fo:margin-left="0.2398in" fo:margin-right="0in" fo:margin-top="0in" fo:margin-bottom="0in" style:line-height-at-least="0.198in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Verdana" fo:font-size="9.7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proiect-3preprocessing-graphical-user-interface"/>Proiect 3: Preprocessing Graphical User Interface</text:h>
      <text:p text:style-name="P2">Scopul acestui proiect este de a crea un executabil care să permită evaluarea vizuală a rezultatelor diverselor preprocesări disponibile și a componentelor de binarizare.</text:p>
      <text:p text:style-name="P2">Tipurile de executabile pentru care le poate utiliza aplicația:</text:p>
      <text:list xml:id="list42181746" text:style-name="L1">
        <text:list-item>
          <text:p text:style-name="P3">preprocessing</text:p>
        </text:list-item>
        <text:list-item>
          <text:p text:style-name="P3">binarization</text:p>
        </text:list-item>
      </text:list>
      <text:p text:style-name="P2">Designul grafic al aplicației:</text:p>
      <text:list xml:id="list42168683" text:style-name="L2">
        <text:list-item>
          <text:p text:style-name="P4">imaginea originară (cu eventuale prelucrări de preprocesare) este afișată în jumătatea stângă a ferestrei aplicației</text:p>
        </text:list-item>
        <text:list-item>
          <text:p text:style-name="P4">în partea dreaptă, într-un scroll pane (sau o alta componentă de afișare) sunt prezentate versiuni binare ale imaginii din stânga</text:p>
        </text:list-item>
      </text:list>
      <text:p text:style-name="P2">Workflow-ul tipic este următorul (complet):<text:line-break/>u * tilizatorul selectează o singura imagine (greyscale sau color) ce va fi afișată în jumătatea stângă a ferestrei aplicației</text:p>
      <text:list xml:id="list42167563" text:style-name="L3">
        <text:list-item>
          <text:p text:style-name="P5">se selectează executabile de preprocesare, fără a avea două cu aceeași funcționalitate; pentru fiecare executabil, pe baza fișierului xsd asociat, se face selecția parametrilor</text:p>
        </text:list-item>
        <text:list-item>
          <text:p text:style-name="P5">se selectează diverse alternative de executabilele binare și sunt fixați parametrii conform fișierului xsd; este posibilă chiar selecția aceluiași executabil de 2, deoarece poate folosi parametri distincți</text:p>
        </text:list-item>
        <text:list-item>
          <text:p text:style-name="P5">actualizarea imaginilor se face fie explicit prin apasărea unui buton fie automat, dacă se setează un checkbox;pentru acest caz din urmă, dacă se schimbă preprocesările efectuate, toate imaginile binare vor fi actualizate instantaneu; similar, dacă se adaugă un nou modul de binarizare, rezultatul va fi adăugat instantaneu la lista de imagini (similar pentru ștergere)</text:p>
        </text:list-item>
        <text:list-item>
          <text:p text:style-name="P5">aplicația trebuie să ofere posibilitatea comparației prin suprapunere a două imagini binar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21S</meta:editing-duration>
    <meta:editing-cycles>3</meta:editing-cycles>
    <meta:generator>OpenOffice.org/3.3$Win32 OpenOffice.org_project/330m20$Build-9567</meta:generator>
    <dc:date>2012-11-01T22:04:24.74</dc:date>
    <meta:document-statistic meta:table-count="0" meta:image-count="0" meta:object-count="0" meta:page-count="1" meta:paragraph-count="13" meta:word-count="230" meta:character-count="1601"/>
    <meta:user-defined meta:name="Info 1"/>
    <meta:user-defined meta:name="Info 2"/>
    <meta:user-defined meta:name="Info 3"/>
    <meta:user-defined meta:name="Info 4"/>
  </office:meta>
</office:document-meta>
</file>